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4pt solid #6666ff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4pt solid #ff3333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4pt solid #99ff66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Atten" table:style-name="ta1">
        <table:shapes>
          <draw:frame draw:z-index="0" draw:style-name="gr1" draw:text-style-name="P1" svg:width="4.4441in" svg:height="2.1224in" svg:x="10.6669in" svg:y="2.8449in">
            <draw:object draw:notify-on-update-of-ranges="allAtten.B18:allAtten.B28 allAtten.I18:allAtten.I28 allAtten.K18:allAtten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allAtten.B3:allAtten.B14 allAtten.I3:allAtten.I14 allAtten.K3:allAtten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allAtten.B53:allAtten.B74 allAtten.I53:allAtten.I74 allAtten.K53:allAtten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allAtten.B32:allAtten.B39 allAtten.I32:allAtten.I39 allAtten.K32:allAtten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allAtten.B43:allAtten.B49 allAtten.I43:allAtten.I49 allAtten.K43:allAtten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4.3756in" svg:height="2.461in" svg:x="10.6673in" svg:y="23.4673in">
            <draw:object draw:notify-on-update-of-ranges="allAtten.B134:allAtten.B146 allAtten.I134:allAtten.I146 allAtten.K134:allAtten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.7008in" svg:height="2.6441in" svg:x="10.6669in" svg:y="26.3114in">
            <draw:object draw:notify-on-update-of-ranges="allAtten.B150:allAtten.B163 allAtten.I150:allAtten.I163 allAtten.K150:allAtten.K16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7.5425in" svg:height="4.1787in" svg:x="10.6669in" svg:y="13.5114in">
            <draw:object draw:notify-on-update-of-ranges="allAtten.B78:allAtten.B130 allAtten.I78:allAtten.I130 allAtten.K78:allAtten.K1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formula="of:=CORREL([.B3:.B14];[.K3:.K14])" office:value-type="float" office:value="0.0848129797757461" calcext:value-type="float">
            <text:p>0.0848129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formula="of:=CORREL([.B17:.B28];[.K17:.K28])" office:value-type="float" office:value="0.778974946982179" calcext:value-type="float">
            <text:p>0.7789749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formula="of:=CORREL([.B32:.B39];[.K32:.K39])" office:value-type="float" office:value="0.59625843885289" calcext:value-type="float">
            <text:p>0.596258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formula="of:=CORREL([.B53:.B74];[.K53:.K74])" office:value-type="float" office:value="0.535829634826214" calcext:value-type="float">
            <text:p>0.53582963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7"/>
          <table:table-cell office:value-type="string" calcext:value-type="string">
            <text:p>Cd ,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8"/>
        </table:table-row>
      </table:table>
      <table:table table:name="aArS" table:style-name="ta1">
        <table:shapes>
          <draw:frame draw:z-index="0" draw:style-name="gr1" draw:text-style-name="P1" svg:width="2.7807in" svg:height="1.5642in" svg:x="13.3339in" svg:y="5.3339in">
            <draw:object draw:notify-on-update-of-ranges="aArS.B32:aArS.B39 aArS.M32:aArS.M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3.3339in" svg:y="9.0669in">
            <draw:object draw:notify-on-update-of-ranges="aArS.B53:aArS.B74 aArS.M53:aArS.M7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.7331in" svg:height="2.0996in" svg:x="13.3335in" svg:y="2.8449in">
            <draw:object draw:notify-on-update-of-ranges="aArS.B18:aArS.B28 aArS.M18:aArS.M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.063in" svg:height="2.2854in" svg:x="13.3335in" svg:y="0.1783in">
            <draw:object draw:notify-on-update-of-ranges="aArS.B3:aArS.B14 aArS.M3:aArS.M1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.3063in" svg:height="3.5437in" svg:x="20.4445in" svg:y="9.0669in">
            <draw:object draw:notify-on-update-of-ranges="allAtten.B53:allAtten.B74 allAtten.I53:allAtten.I74 allAtten.K53:allAtten.K7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3.1118in" svg:height="1.5996in" svg:x="16.889in" svg:y="5.3335in">
            <draw:object draw:notify-on-update-of-ranges="allAtten.B32:allAtten.B39 allAtten.I32:allAtten.I39 allAtten.K32:allAtten.K3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4.4441in" svg:height="2.1224in" svg:x="17.778in" svg:y="2.8449in">
            <draw:object draw:notify-on-update-of-ranges="allAtten.B18:allAtten.B28 allAtten.I18:allAtten.I28 allAtten.K18:allAtten.K2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4.0323in" svg:height="2.2681in" svg:x="17.778in" svg:y="0.1783in">
            <draw:object draw:notify-on-update-of-ranges="allAtten.B3:allAtten.B14 allAtten.I3:allAtten.I14 allAtten.K3:allAtten.K1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2.5051in" svg:height="1.4091in" svg:x="13.3339in" svg:y="7.2894in">
            <draw:object draw:notify-on-update-of-ranges="aArS.B43:aArS.B49 aArS.M43:aArS.M4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3.111in" svg:height="1.4008in" svg:x="16.889in" svg:y="7.289in">
            <draw:object draw:notify-on-update-of-ranges="allAtten.B43:allAtten.B49 allAtten.I43:allAtten.I49 allAtten.K43:allAtten.K49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8.3685in" svg:height="4.5713in" svg:x="13.3079in" svg:y="13.5114in">
            <draw:object draw:notify-on-update-of-ranges="aArS.B78:aArS.B130 aArS.M78:aArS.M130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8.4063in" svg:height="4.4315in" svg:x="13.3335in" svg:y="18.3114in">
            <draw:object draw:notify-on-update-of-ranges="allAtten.B78:allAtten.B130 allAtten.I78:allAtten.I130 allAtten.K78:allAtten.K13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4.3807in" svg:height="2.4642in" svg:x="13.3339in" svg:y="23.4669in">
            <draw:object draw:notify-on-update-of-ranges="aArS.B134:aArS.B146 aArS.M134:aArS.M14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4.3756in" svg:height="2.461in" svg:x="18.6669in" svg:y="23.4669in">
            <draw:object draw:notify-on-update-of-ranges="allAtten.B134:allAtten.B146 allAtten.I134:allAtten.I146 allAtten.K134:allAtten.K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4.698in" svg:height="2.6425in" svg:x="13.3339in" svg:y="26.3118in">
            <draw:object draw:notify-on-update-of-ranges="aArS.B150:aArS.B163 aArS.M150:aArS.M16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4.7008in" svg:height="2.6441in" svg:x="18.6669in" svg:y="26.3114in">
            <draw:object draw:notify-on-update-of-ranges="allAtten.B150:allAtten.B163 allAtten.I150:allAtten.I163 allAtten.K150:allAtten.K163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5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79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3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5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5" table:formula="of:=CORREL([.B3:.B14];[.M3:.M14])" office:value-type="float" office:value="0.124488215905151" calcext:value-type="float">
            <text:p>0.1244882159</text:p>
          </table:table-cell>
          <table:table-cell table:formula="of:=CORREL([.B3:.B14];[.N3:.N14])" office:value-type="float" office:value="0.111152801652072" calcext:value-type="float">
            <text:p>0.111152801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18]*[.L18]" office:value-type="float" office:value="0.688704225555131" calcext:value-type="float">
            <text:p>0.6887042256</text:p>
          </table:table-cell>
          <table:table-cell table:formula="of:=[.K18]+[.L18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19]*[.L19]" office:value-type="float" office:value="0.638767948743671" calcext:value-type="float">
            <text:p>0.6387679487</text:p>
          </table:table-cell>
          <table:table-cell table:formula="of:=[.K19]+[.L19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0]*[.L20]" office:value-type="float" office:value="0.573406329772147" calcext:value-type="float">
            <text:p>0.5734063298</text:p>
          </table:table-cell>
          <table:table-cell table:formula="of:=[.K20]+[.L20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1]*[.L21]" office:value-type="float" office:value="0.297210752153695" calcext:value-type="float">
            <text:p>0.2972107522</text:p>
          </table:table-cell>
          <table:table-cell table:formula="of:=[.K21]+[.L21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2]*[.L22]" office:value-type="float" office:value="0.299521988811746" calcext:value-type="float">
            <text:p>0.2995219888</text:p>
          </table:table-cell>
          <table:table-cell table:formula="of:=[.K22]+[.L22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3]*[.L23]" office:value-type="float" office:value="0.330783550459905" calcext:value-type="float">
            <text:p>0.3307835505</text:p>
          </table:table-cell>
          <table:table-cell table:formula="of:=[.K23]+[.L23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4]*[.L24]" office:value-type="float" office:value="0.353318211487074" calcext:value-type="float">
            <text:p>0.3533182115</text:p>
          </table:table-cell>
          <table:table-cell table:formula="of:=[.K24]+[.L24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5]*[.L25]" office:value-type="float" office:value="0.356428597232759" calcext:value-type="float">
            <text:p>0.3564285972</text:p>
          </table:table-cell>
          <table:table-cell table:formula="of:=[.K25]+[.L25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6]*[.L26]" office:value-type="float" office:value="0.320568572179278" calcext:value-type="float">
            <text:p>0.3205685722</text:p>
          </table:table-cell>
          <table:table-cell table:formula="of:=[.K26]+[.L26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7]*[.L27]" office:value-type="float" office:value="0.585359130389556" calcext:value-type="float">
            <text:p>0.5853591304</text:p>
          </table:table-cell>
          <table:table-cell table:formula="of:=[.K27]+[.L27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28]*[.L28]" office:value-type="float" office:value="0.429513728950801" calcext:value-type="float">
            <text:p>0.429513729</text:p>
          </table:table-cell>
          <table:table-cell table:formula="of:=[.K28]+[.L28]" office:value-type="float" office:value="1.37070694087072" calcext:value-type="float">
            <text:p>1.37070694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style-name="ce4" table:formula="of:=CORREL([.B17:.B28];[.K17:.K28])" office:value-type="float" office:value="0.778974946982179" calcext:value-type="float">
            <text:p>0.778974947</text:p>
          </table:table-cell>
          <table:table-cell table:formula="of:=CORREL([.B17:.B28];[.L17:.L28])" office:value-type="float" office:value="-0.531193849470628" calcext:value-type="float">
            <text:p>-0.5311938495</text:p>
          </table:table-cell>
          <table:table-cell table:style-name="ce4" table:formula="of:=CORREL([.B17:.B28];[.M17:.M28])" office:value-type="float" office:value="0.757339196458884" calcext:value-type="float">
            <text:p>0.7573391965</text:p>
          </table:table-cell>
          <table:table-cell table:formula="of:=CORREL([.B17:.B28];[.N17:.N28])" office:value-type="float" office:value="0.747729799445442" calcext:value-type="float">
            <text:p>0.7477297994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style-name="ce3"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style-name="ce3"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style-name="ce5" table:formula="of:=CORREL([.B32:.B39];[.K32:.K39])" office:value-type="float" office:value="0.59625843885289" calcext:value-type="float">
            <text:p>0.5962584389</text:p>
          </table:table-cell>
          <table:table-cell table:style-name="ce2" table:formula="of:=CORREL([.B32:.B39];[.L32:.L39])" office:value-type="float" office:value="0.597463076534838" calcext:value-type="float">
            <text:p>0.5974630765</text:p>
          </table:table-cell>
          <table:table-cell table:style-name="ce5" table:formula="of:=CORREL([.B32:.B39];[.M32:.M39])" office:value-type="float" office:value="0.674142818231666" calcext:value-type="float">
            <text:p>0.6741428182</text:p>
          </table:table-cell>
          <table:table-cell table:style-name="ce2" table:formula="of:=CORREL([.B32:.B39];[.N32:.N39])" office:value-type="float" office:value="0.64954459505506" calcext:value-type="float">
            <text:p>0.6495445951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K43]*[.L43]" office:value-type="float" office:value="0.629537574886329" calcext:value-type="float">
            <text:p>0.6295375749</text:p>
          </table:table-cell>
          <table:table-cell table:formula="of:=[.K43]+[.L43]" office:value-type="float" office:value="1.61828542688297" calcext:value-type="float">
            <text:p>1.6182854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K44]*[.L44]" office:value-type="float" office:value="0.653336322199806" calcext:value-type="float">
            <text:p>0.6533363222</text:p>
          </table:table-cell>
          <table:table-cell table:formula="of:=[.K44]+[.L44]" office:value-type="float" office:value="1.64108383463417" calcext:value-type="float">
            <text:p>1.6410838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K45]*[.L45]" office:value-type="float" office:value="0.703716203658963" calcext:value-type="float">
            <text:p>0.7037162037</text:p>
          </table:table-cell>
          <table:table-cell table:formula="of:=[.K45]+[.L45]" office:value-type="float" office:value="1.69002140967447" calcext:value-type="float">
            <text:p>1.6900214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K46]*[.L46]" office:value-type="float" office:value="0.682744886822672" calcext:value-type="float">
            <text:p>0.6827448868</text:p>
          </table:table-cell>
          <table:table-cell table:formula="of:=[.K46]+[.L46]" office:value-type="float" office:value="1.67208108630391" calcext:value-type="float">
            <text:p>1.6720810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K47]*[.L47]" office:value-type="float" office:value="0.667462939616572" calcext:value-type="float">
            <text:p>0.6674629396</text:p>
          </table:table-cell>
          <table:table-cell table:formula="of:=[.K47]+[.L47]" office:value-type="float" office:value="1.64576217552783" calcext:value-type="float">
            <text:p>1.64576217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K48]*[.L48]" office:value-type="float" office:value="0.522622922636103" calcext:value-type="float">
            <text:p>0.5226229226</text:p>
          </table:table-cell>
          <table:table-cell table:formula="of:=[.K48]+[.L48]" office:value-type="float" office:value="1.4850429025788" calcext:value-type="float">
            <text:p>1.48504290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K49]*[.L49]" office:value-type="float" office:value="0.771039547851843" calcext:value-type="float">
            <text:p>0.7710395479</text:p>
          </table:table-cell>
          <table:table-cell table:formula="of:=[.K49]+[.L49]" office:value-type="float" office:value="1.77603518232512" calcext:value-type="float">
            <text:p>1.776035182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style-name="ce4" table:formula="of:=CORREL([.B42:.B49];[.K42:.K49])" office:value-type="float" office:value="0.584872006117405" calcext:value-type="float">
            <text:p>0.5848720061</text:p>
          </table:table-cell>
          <table:table-cell table:formula="of:=CORREL([.B42:.B49];[.L42:.L49])" office:value-type="float" office:value="0.27947997607431" calcext:value-type="float">
            <text:p>0.2794799761</text:p>
          </table:table-cell>
          <table:table-cell table:style-name="ce4" table:formula="of:=CORREL([.B42:.B49];[.M42:.M49])" office:value-type="float" office:value="0.556529173346031" calcext:value-type="float">
            <text:p>0.5565291733</text:p>
          </table:table-cell>
          <table:table-cell table:formula="of:=CORREL([.B42:.B49];[.N42:.N49])" office:value-type="float" office:value="0.5352643725319" calcext:value-type="float">
            <text:p>0.5352643725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3]*[.L53]" office:value-type="float" office:value="0.676353777471918" calcext:value-type="float">
            <text:p>0.6763537775</text:p>
          </table:table-cell>
          <table:table-cell table:formula="of:=[.K53]+[.L53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4]*[.L54]" office:value-type="float" office:value="0.502491013151593" calcext:value-type="float">
            <text:p>0.5024910132</text:p>
          </table:table-cell>
          <table:table-cell table:formula="of:=[.K54]+[.L54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55]*[.L55]" office:value-type="float" office:value="0.414242678857292" calcext:value-type="float">
            <text:p>0.4142426789</text:p>
          </table:table-cell>
          <table:table-cell table:formula="of:=[.K55]+[.L55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56]*[.L56]" office:value-type="float" office:value="0.331172728886434" calcext:value-type="float">
            <text:p>0.3311727289</text:p>
          </table:table-cell>
          <table:table-cell table:formula="of:=[.K56]+[.L56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57]*[.L57]" office:value-type="float" office:value="0.350720080816691" calcext:value-type="float">
            <text:p>0.3507200808</text:p>
          </table:table-cell>
          <table:table-cell table:formula="of:=[.K57]+[.L57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58]*[.L58]" office:value-type="float" office:value="0.478399031290871" calcext:value-type="float">
            <text:p>0.4783990313</text:p>
          </table:table-cell>
          <table:table-cell table:formula="of:=[.K58]+[.L58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59]*[.L59]" office:value-type="float" office:value="0.542031541230066" calcext:value-type="float">
            <text:p>0.5420315412</text:p>
          </table:table-cell>
          <table:table-cell table:formula="of:=[.K59]+[.L59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0]*[.L60]" office:value-type="float" office:value="0.423734314517937" calcext:value-type="float">
            <text:p>0.4237343145</text:p>
          </table:table-cell>
          <table:table-cell table:formula="of:=[.K60]+[.L60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1]*[.L61]" office:value-type="float" office:value="0.399778584328443" calcext:value-type="float">
            <text:p>0.3997785843</text:p>
          </table:table-cell>
          <table:table-cell table:formula="of:=[.K61]+[.L61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2]*[.L62]" office:value-type="float" office:value="0.432928178124648" calcext:value-type="float">
            <text:p>0.4329281781</text:p>
          </table:table-cell>
          <table:table-cell table:formula="of:=[.K62]+[.L62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3]*[.L63]" office:value-type="float" office:value="0.305400088118304" calcext:value-type="float">
            <text:p>0.3054000881</text:p>
          </table:table-cell>
          <table:table-cell table:formula="of:=[.K63]+[.L63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4]*[.L64]" office:value-type="float" office:value="0.245311671868755" calcext:value-type="float">
            <text:p>0.2453116719</text:p>
          </table:table-cell>
          <table:table-cell table:formula="of:=[.K64]+[.L64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65]*[.L65]" office:value-type="float" office:value="0.253105494402828" calcext:value-type="float">
            <text:p>0.2531054944</text:p>
          </table:table-cell>
          <table:table-cell table:formula="of:=[.K65]+[.L65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66]*[.L66]" office:value-type="float" office:value="0.269141466791794" calcext:value-type="float">
            <text:p>0.2691414668</text:p>
          </table:table-cell>
          <table:table-cell table:formula="of:=[.K66]+[.L66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67]*[.L67]" office:value-type="float" office:value="0.310442236308612" calcext:value-type="float">
            <text:p>0.3104422363</text:p>
          </table:table-cell>
          <table:table-cell table:formula="of:=[.K67]+[.L67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68]*[.L68]" office:value-type="float" office:value="0.403711778699983" calcext:value-type="float">
            <text:p>0.4037117787</text:p>
          </table:table-cell>
          <table:table-cell table:formula="of:=[.K68]+[.L68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69]*[.L69]" office:value-type="float" office:value="0.486984674785848" calcext:value-type="float">
            <text:p>0.4869846748</text:p>
          </table:table-cell>
          <table:table-cell table:formula="of:=[.K69]+[.L69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0]*[.L70]" office:value-type="float" office:value="0.629642365521634" calcext:value-type="float">
            <text:p>0.6296423655</text:p>
          </table:table-cell>
          <table:table-cell table:formula="of:=[.K70]+[.L70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1]*[.L71]" office:value-type="float" office:value="0.67728652033015" calcext:value-type="float">
            <text:p>0.6772865203</text:p>
          </table:table-cell>
          <table:table-cell table:formula="of:=[.K71]+[.L71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2]*[.L72]" office:value-type="float" office:value="0.595723035300905" calcext:value-type="float">
            <text:p>0.5957230353</text:p>
          </table:table-cell>
          <table:table-cell table:formula="of:=[.K72]+[.L72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3]*[.L73]" office:value-type="float" office:value="0.696517942880233" calcext:value-type="float">
            <text:p>0.6965179429</text:p>
          </table:table-cell>
          <table:table-cell table:formula="of:=[.K73]+[.L73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4]*[.L74]" office:value-type="float" office:value="0.619423622153904" calcext:value-type="float">
            <text:p>0.6194236222</text:p>
          </table:table-cell>
          <table:table-cell table:formula="of:=[.K74]+[.L74]" office:value-type="float" office:value="1.61887469611401" calcext:value-type="float">
            <text:p>1.618874696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style-name="ce5" table:formula="of:=CORREL([.B53:.B74];[.K53:.K74])" office:value-type="float" office:value="0.535829634826214" calcext:value-type="float">
            <text:p>0.5358296348</text:p>
          </table:table-cell>
          <table:table-cell table:formula="of:=CORREL([.B53:.B74];[.L53:.L74])" office:value-type="float" office:value="0.167759367902158" calcext:value-type="float">
            <text:p>0.1677593679</text:p>
          </table:table-cell>
          <table:table-cell table:style-name="ce5" table:formula="of:=CORREL([.B53:.B74];[.M53:.M74])" office:value-type="float" office:value="0.556257523861927" calcext:value-type="float">
            <text:p>0.5562575239</text:p>
          </table:table-cell>
          <table:table-cell table:style-name="ce3" table:formula="of:=CORREL([.B53:.B74];[.N53:.N74])" office:value-type="float" office:value="0.581142079805891" calcext:value-type="float">
            <text:p>0.5811420798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K78]*[.L78]" office:value-type="float" office:value="0.647051001152497" calcext:value-type="float">
            <text:p>0.6470510012</text:p>
          </table:table-cell>
          <table:table-cell table:formula="of:=[.K78]+[.L78]" office:value-type="float" office:value="1.65505003596803" calcext:value-type="float">
            <text:p>1.655050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K79]*[.L79]" office:value-type="float" office:value="0.716608406393595" calcext:value-type="float">
            <text:p>0.7166084064</text:p>
          </table:table-cell>
          <table:table-cell table:formula="of:=[.K79]+[.L79]" office:value-type="float" office:value="1.72157136780086" calcext:value-type="float">
            <text:p>1.72157136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K80]*[.L80]" office:value-type="float" office:value="0.749320485055199" calcext:value-type="float">
            <text:p>0.7493204851</text:p>
          </table:table-cell>
          <table:table-cell table:formula="of:=[.K80]+[.L80]" office:value-type="float" office:value="1.74760438456547" calcext:value-type="float">
            <text:p>1.7476043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K81]*[.L81]" office:value-type="float" office:value="0.728065397090371" calcext:value-type="float">
            <text:p>0.7280653971</text:p>
          </table:table-cell>
          <table:table-cell table:formula="of:=[.K81]+[.L81]" office:value-type="float" office:value="1.72656526031439" calcext:value-type="float">
            <text:p>1.7265652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K82]*[.L82]" office:value-type="float" office:value="0.750632188596133" calcext:value-type="float">
            <text:p>0.7506321886</text:p>
          </table:table-cell>
          <table:table-cell table:formula="of:=[.K82]+[.L82]" office:value-type="float" office:value="1.75379020074305" calcext:value-type="float">
            <text:p>1.7537902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K83]*[.L83]" office:value-type="float" office:value="0.795651968652629" calcext:value-type="float">
            <text:p>0.7956519687</text:p>
          </table:table-cell>
          <table:table-cell table:formula="of:=[.K83]+[.L83]" office:value-type="float" office:value="1.79804158656721" calcext:value-type="float">
            <text:p>1.7980415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K84]*[.L84]" office:value-type="float" office:value="0.879662118258609" calcext:value-type="float">
            <text:p>0.8796621183</text:p>
          </table:table-cell>
          <table:table-cell table:formula="of:=[.K84]+[.L84]" office:value-type="float" office:value="1.88171343946285" calcext:value-type="float">
            <text:p>1.88171343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K85]*[.L85]" office:value-type="float" office:value="0.968995136679374" calcext:value-type="float">
            <text:p>0.9689951367</text:p>
          </table:table-cell>
          <table:table-cell table:formula="of:=[.K85]+[.L85]" office:value-type="float" office:value="1.96962574177583" calcext:value-type="float">
            <text:p>1.969625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K86]*[.L86]" office:value-type="float" office:value="0.814357811827779" calcext:value-type="float">
            <text:p>0.8143578118</text:p>
          </table:table-cell>
          <table:table-cell table:formula="of:=[.K86]+[.L86]" office:value-type="float" office:value="1.81164684336632" calcext:value-type="float">
            <text:p>1.81164684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K87]*[.L87]" office:value-type="float" office:value="0.790427405646954" calcext:value-type="float">
            <text:p>0.7904274056</text:p>
          </table:table-cell>
          <table:table-cell table:formula="of:=[.K87]+[.L87]" office:value-type="float" office:value="1.79682019066737" calcext:value-type="float">
            <text:p>1.7968201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K88]*[.L88]" office:value-type="float" office:value="0.745569353978378" calcext:value-type="float">
            <text:p>0.745569354</text:p>
          </table:table-cell>
          <table:table-cell table:formula="of:=[.K88]+[.L88]" office:value-type="float" office:value="1.74368028980444" calcext:value-type="float">
            <text:p>1.7436802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K89]*[.L89]" office:value-type="float" office:value="0.630660251766265" calcext:value-type="float">
            <text:p>0.6306602518</text:p>
          </table:table-cell>
          <table:table-cell table:formula="of:=[.K89]+[.L89]" office:value-type="float" office:value="1.63770888048842" calcext:value-type="float">
            <text:p>1.637708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K101]*[.L101]" office:value-type="float" office:value="0.919610397893452" calcext:value-type="float">
            <text:p>0.9196103979</text:p>
          </table:table-cell>
          <table:table-cell table:formula="of:=[.K101]+[.L101]" office:value-type="float" office:value="1.92043682541707" calcext:value-type="float">
            <text:p>1.92043682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K102]*[.L102]" office:value-type="float" office:value="0.857456432087269" calcext:value-type="float">
            <text:p>0.8574564321</text:p>
          </table:table-cell>
          <table:table-cell table:formula="of:=[.K102]+[.L102]" office:value-type="float" office:value="1.86272871624318" calcext:value-type="float">
            <text:p>1.862728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K103]*[.L103]" office:value-type="float" office:value="0.864732752372444" calcext:value-type="float">
            <text:p>0.8647327524</text:p>
          </table:table-cell>
          <table:table-cell table:formula="of:=[.K103]+[.L103]" office:value-type="float" office:value="1.86882658957979" calcext:value-type="float">
            <text:p>1.86882658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K104]*[.L104]" office:value-type="float" office:value="0.880326670964969" calcext:value-type="float">
            <text:p>0.880326671</text:p>
          </table:table-cell>
          <table:table-cell table:formula="of:=[.K104]+[.L104]" office:value-type="float" office:value="1.88370043412852" calcext:value-type="float">
            <text:p>1.8837004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K105]*[.L105]" office:value-type="float" office:value="0.84242072382946" calcext:value-type="float">
            <text:p>0.8424207238</text:p>
          </table:table-cell>
          <table:table-cell table:formula="of:=[.K105]+[.L105]" office:value-type="float" office:value="1.84793160433055" calcext:value-type="float">
            <text:p>1.84793160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K106]*[.L106]" office:value-type="float" office:value="0.880401399594494" calcext:value-type="float">
            <text:p>0.8804013996</text:p>
          </table:table-cell>
          <table:table-cell table:formula="of:=[.K106]+[.L106]" office:value-type="float" office:value="1.88460785697787" calcext:value-type="float">
            <text:p>1.884607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K107]*[.L107]" office:value-type="float" office:value="0.845749715257391" calcext:value-type="float">
            <text:p>0.8457497153</text:p>
          </table:table-cell>
          <table:table-cell table:formula="of:=[.K107]+[.L107]" office:value-type="float" office:value="1.8565218555593" calcext:value-type="float">
            <text:p>1.8565218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K108]*[.L108]" office:value-type="float" office:value="0.755741003787879" calcext:value-type="float">
            <text:p>0.7557410038</text:p>
          </table:table-cell>
          <table:table-cell table:formula="of:=[.K108]+[.L108]" office:value-type="float" office:value="1.76134007575758" calcext:value-type="float">
            <text:p>1.76134007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K109]*[.L109]" office:value-type="float" office:value="0.77331207593341" calcext:value-type="float">
            <text:p>0.7733120759</text:p>
          </table:table-cell>
          <table:table-cell table:formula="of:=[.K109]+[.L109]" office:value-type="float" office:value="1.78438720662934" calcext:value-type="float">
            <text:p>1.78438720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K110]*[.L110]" office:value-type="float" office:value="0.744390153034906" calcext:value-type="float">
            <text:p>0.744390153</text:p>
          </table:table-cell>
          <table:table-cell table:formula="of:=[.K110]+[.L110]" office:value-type="float" office:value="1.75544555109761" calcext:value-type="float">
            <text:p>1.75544555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K111]*[.L111]" office:value-type="float" office:value="0.737204724409449" calcext:value-type="float">
            <text:p>0.7372047244</text:p>
          </table:table-cell>
          <table:table-cell table:formula="of:=[.K111]+[.L111]" office:value-type="float" office:value="1.75163712035996" calcext:value-type="float">
            <text:p>1.75163712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K112]*[.L112]" office:value-type="float" office:value="0.742177253138467" calcext:value-type="float">
            <text:p>0.7421772531</text:p>
          </table:table-cell>
          <table:table-cell table:formula="of:=[.K112]+[.L112]" office:value-type="float" office:value="1.75051839350831" calcext:value-type="float">
            <text:p>1.75051839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K113]*[.L113]" office:value-type="float" office:value="0.733520255940185" calcext:value-type="float">
            <text:p>0.7335202559</text:p>
          </table:table-cell>
          <table:table-cell table:formula="of:=[.K113]+[.L113]" office:value-type="float" office:value="1.73922310327474" calcext:value-type="float">
            <text:p>1.73922310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K114]*[.L114]" office:value-type="float" office:value="0.734646055088868" calcext:value-type="float">
            <text:p>0.7346460551</text:p>
          </table:table-cell>
          <table:table-cell table:formula="of:=[.K114]+[.L114]" office:value-type="float" office:value="1.74467110468873" calcext:value-type="float">
            <text:p>1.744671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K115]*[.L115]" office:value-type="float" office:value="0.735867613101856" calcext:value-type="float">
            <text:p>0.7358676131</text:p>
          </table:table-cell>
          <table:table-cell table:formula="of:=[.K115]+[.L115]" office:value-type="float" office:value="1.74521710025941" calcext:value-type="float">
            <text:p>1.7452171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K116]*[.L116]" office:value-type="float" office:value="0.680413644281517" calcext:value-type="float">
            <text:p>0.6804136443</text:p>
          </table:table-cell>
          <table:table-cell table:formula="of:=[.K116]+[.L116]" office:value-type="float" office:value="1.69680530093856" calcext:value-type="float">
            <text:p>1.696805300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K121]*[.L121]" office:value-type="float" office:value="0.737710744036619" calcext:value-type="float">
            <text:p>0.737710744</text:p>
          </table:table-cell>
          <table:table-cell table:formula="of:=[.K121]+[.L121]" office:value-type="float" office:value="1.7486724675177" calcext:value-type="float">
            <text:p>1.74867246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K122]*[.L122]" office:value-type="float" office:value="0.829052209282889" calcext:value-type="float">
            <text:p>0.8290522093</text:p>
          </table:table-cell>
          <table:table-cell table:formula="of:=[.K122]+[.L122]" office:value-type="float" office:value="1.83752455539724" calcext:value-type="float">
            <text:p>1.83752455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K123]*[.L123]" office:value-type="float" office:value="0.858321010123991" calcext:value-type="float">
            <text:p>0.8583210101</text:p>
          </table:table-cell>
          <table:table-cell table:formula="of:=[.K123]+[.L123]" office:value-type="float" office:value="1.86888929733331" calcext:value-type="float">
            <text:p>1.868889297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K124]*[.L124]" office:value-type="float" office:value="0.846889796449666" calcext:value-type="float">
            <text:p>0.8468897964</text:p>
          </table:table-cell>
          <table:table-cell table:formula="of:=[.K124]+[.L124]" office:value-type="float" office:value="1.85453049707935" calcext:value-type="float">
            <text:p>1.85453049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K125]*[.L125]" office:value-type="float" office:value="0.818645850123963" calcext:value-type="float">
            <text:p>0.8186458501</text:p>
          </table:table-cell>
          <table:table-cell table:formula="of:=[.K125]+[.L125]" office:value-type="float" office:value="1.83411163362271" calcext:value-type="float">
            <text:p>1.83411163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K126]*[.L126]" office:value-type="float" office:value="0.766517847292198" calcext:value-type="float">
            <text:p>0.7665178473</text:p>
          </table:table-cell>
          <table:table-cell table:formula="of:=[.K126]+[.L126]" office:value-type="float" office:value="1.77766585404423" calcext:value-type="float">
            <text:p>1.77766585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K127]*[.L127]" office:value-type="float" office:value="0.784792908798259" calcext:value-type="float">
            <text:p>0.7847929088</text:p>
          </table:table-cell>
          <table:table-cell table:formula="of:=[.K127]+[.L127]" office:value-type="float" office:value="1.79420940974662" calcext:value-type="float">
            <text:p>1.794209409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K128]*[.L128]" office:value-type="float" office:value="0.789303164699692" calcext:value-type="float">
            <text:p>0.7893031647</text:p>
          </table:table-cell>
          <table:table-cell table:formula="of:=[.K128]+[.L128]" office:value-type="float" office:value="1.8017201405698" calcext:value-type="float">
            <text:p>1.801720140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K129]*[.L129]" office:value-type="float" office:value="0.7898549082697" calcext:value-type="float">
            <text:p>0.7898549083</text:p>
          </table:table-cell>
          <table:table-cell table:formula="of:=[.K129]+[.L129]" office:value-type="float" office:value="1.80105271369119" calcext:value-type="float">
            <text:p>1.80105271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K130]*[.L130]" office:value-type="float" office:value="0.813018611410623" calcext:value-type="float">
            <text:p>0.8130186114</text:p>
          </table:table-cell>
          <table:table-cell table:formula="of:=[.K130]+[.L130]" office:value-type="float" office:value="1.82188545856578" calcext:value-type="float">
            <text:p>1.8218854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78:.B130];[.C78:.C130])" office:value-type="float" office:value="0.455374395355728" calcext:value-type="float">
            <text:p>0.4553743954</text:p>
          </table:table-cell>
          <table:table-cell table:formula="of:=CORREL([.B77:.B130];[.D77:.D130])" office:value-type="float" office:value="0.430805537031979" calcext:value-type="float">
            <text:p>0.430805537</text:p>
          </table:table-cell>
          <table:table-cell table:formula="of:=CORREL([.B77:.B130];[.E77:.E130])" office:value-type="float" office:value="0.4019431625335" calcext:value-type="float">
            <text:p>0.4019431625</text:p>
          </table:table-cell>
          <table:table-cell table:formula="of:=CORREL([.B78:.B130];[.F78:.F130])" office:value-type="float" office:value="0.217589099566234" calcext:value-type="float">
            <text:p>0.2175890996</text:p>
          </table:table-cell>
          <table:table-cell table:formula="of:=CORREL([.B78:.B130];[.G78:.G130])" office:value-type="float" office:value="0.394349329057791" calcext:value-type="float">
            <text:p>0.3943493291</text:p>
          </table:table-cell>
          <table:table-cell table:formula="of:=CORREL([.B78:.B130];[.H78:.H130])" office:value-type="float" office:value="-0.522689650004761" calcext:value-type="float">
            <text:p>-0.52268965</text:p>
          </table:table-cell>
          <table:table-cell table:style-name="ce4" table:formula="of:=CORREL([.B78:.B130];[.I78:.I130])" office:value-type="float" office:value="0.555822615718366" calcext:value-type="float">
            <text:p>0.5558226157</text:p>
          </table:table-cell>
          <table:table-cell table:formula="of:=CORREL([.B78:.B130];[.J78:.J130])" office:value-type="float" office:value="-0.134218264557977" calcext:value-type="float">
            <text:p>-0.1342182646</text:p>
          </table:table-cell>
          <table:table-cell table:style-name="ce5" table:formula="of:=CORREL([.B78:.B130];[.K78:.K130])" office:value-type="float" office:value="0.124170113835255" calcext:value-type="float">
            <text:p>0.1241701138</text:p>
          </table:table-cell>
          <table:table-cell table:style-name="ce3" table:formula="of:=CORREL([.B78:.B130];[.L78:.L130])" office:value-type="float" office:value="0.593027065822104" calcext:value-type="float">
            <text:p>0.5930270658</text:p>
          </table:table-cell>
          <table:table-cell table:style-name="ce5" table:formula="of:=CORREL([.B78:.B130];[.M78:.M130])" office:value-type="float" office:value="0.245289845346995" calcext:value-type="float">
            <text:p>0.2452898453</text:p>
          </table:table-cell>
          <table:table-cell table:style-name="ce3" table:formula="of:=CORREL([.B78:.B130];[.N78:.N130])" office:value-type="float" office:value="0.280857800252818" calcext:value-type="float">
            <text:p>0.2808578003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K134]*[.L134]" office:value-type="float" office:value="0.622853296745968" calcext:value-type="float">
            <text:p>0.6228532967</text:p>
          </table:table-cell>
          <table:table-cell table:formula="of:=[.K134]+[.L134]" office:value-type="float" office:value="1.60959016883688" calcext:value-type="float">
            <text:p>1.6095901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K135]*[.L135]" office:value-type="float" office:value="0.605279007192074" calcext:value-type="float">
            <text:p>0.6052790072</text:p>
          </table:table-cell>
          <table:table-cell table:formula="of:=[.K135]+[.L135]" office:value-type="float" office:value="1.59145876492481" calcext:value-type="float">
            <text:p>1.59145876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K136]*[.L136]" office:value-type="float" office:value="0.623012967413783" calcext:value-type="float">
            <text:p>0.6230129674</text:p>
          </table:table-cell>
          <table:table-cell table:formula="of:=[.K136]+[.L136]" office:value-type="float" office:value="1.59038131160919" calcext:value-type="float">
            <text:p>1.5903813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K137]*[.L137]" office:value-type="float" office:value="0.643446041946374" calcext:value-type="float">
            <text:p>0.6434460419</text:p>
          </table:table-cell>
          <table:table-cell table:formula="of:=[.K137]+[.L137]" office:value-type="float" office:value="1.63901102760796" calcext:value-type="float">
            <text:p>1.6390110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K138]*[.L138]" office:value-type="float" office:value="0.718547683566096" calcext:value-type="float">
            <text:p>0.7185476836</text:p>
          </table:table-cell>
          <table:table-cell table:formula="of:=[.K138]+[.L138]" office:value-type="float" office:value="1.70275796529016" calcext:value-type="float">
            <text:p>1.7027579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K139]*[.L139]" office:value-type="float" office:value="0.924543099346152" calcext:value-type="float">
            <text:p>0.9245430993</text:p>
          </table:table-cell>
          <table:table-cell table:formula="of:=[.K139]+[.L139]" office:value-type="float" office:value="1.93038701802929" calcext:value-type="float">
            <text:p>1.930387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K140]*[.L140]" office:value-type="float" office:value="0.972303319734731" calcext:value-type="float">
            <text:p>0.9723033197</text:p>
          </table:table-cell>
          <table:table-cell table:formula="of:=[.K140]+[.L140]" office:value-type="float" office:value="1.97249531466909" calcext:value-type="float">
            <text:p>1.97249531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K141]*[.L141]" office:value-type="float" office:value="0.710865109226709" calcext:value-type="float">
            <text:p>0.7108651092</text:p>
          </table:table-cell>
          <table:table-cell table:formula="of:=[.K141]+[.L141]" office:value-type="float" office:value="1.71464113494693" calcext:value-type="float">
            <text:p>1.71464113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K142]*[.L142]" office:value-type="float" office:value="0.705187708876201" calcext:value-type="float">
            <text:p>0.7051877089</text:p>
          </table:table-cell>
          <table:table-cell table:formula="of:=[.K142]+[.L142]" office:value-type="float" office:value="1.69877840492569" calcext:value-type="float">
            <text:p>1.69877840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K143]*[.L143]" office:value-type="float" office:value="0.704946467256908" calcext:value-type="float">
            <text:p>0.7049464673</text:p>
          </table:table-cell>
          <table:table-cell table:formula="of:=[.K143]+[.L143]" office:value-type="float" office:value="1.70858741823805" calcext:value-type="float">
            <text:p>1.70858741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K144]*[.L144]" office:value-type="float" office:value="0.714114591576857" calcext:value-type="float">
            <text:p>0.7141145916</text:p>
          </table:table-cell>
          <table:table-cell table:formula="of:=[.K144]+[.L144]" office:value-type="float" office:value="1.71203981201168" calcext:value-type="float">
            <text:p>1.7120398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K145]*[.L145]" office:value-type="float" office:value="0.560153343961133" calcext:value-type="float">
            <text:p>0.560153344</text:p>
          </table:table-cell>
          <table:table-cell table:formula="of:=[.K145]+[.L145]" office:value-type="float" office:value="1.54320201573732" calcext:value-type="float">
            <text:p>1.54320201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K146]*[.L146]" office:value-type="float" office:value="0.617655668719888" calcext:value-type="float">
            <text:p>0.6176556687</text:p>
          </table:table-cell>
          <table:table-cell table:formula="of:=[.K146]+[.L146]" office:value-type="float" office:value="1.62263765871806" calcext:value-type="float">
            <text:p>1.62263765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style-name="ce3"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style-name="ce4" table:formula="of:=CORREL([.B133:.B146];[.K133:.K146])" office:value-type="float" office:value="0.412409974967633" calcext:value-type="float">
            <text:p>0.412409975</text:p>
          </table:table-cell>
          <table:table-cell table:formula="of:=CORREL([.B133:.B146];[.L133:.L146])" office:value-type="float" office:value="-0.0927251634466608" calcext:value-type="float">
            <text:p>-0.0927251634</text:p>
          </table:table-cell>
          <table:table-cell table:style-name="ce4" table:formula="of:=CORREL([.B133:.B146];[.M133:.M146])" office:value-type="float" office:value="0.350954254764473" calcext:value-type="float">
            <text:p>0.3509542548</text:p>
          </table:table-cell>
          <table:table-cell table:formula="of:=CORREL([.B133:.B146];[.N133:.N146])" office:value-type="float" office:value="0.319919553621109" calcext:value-type="float">
            <text:p>0.3199195536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K150]*[.L150]" office:value-type="float" office:value="0.810440168644495" calcext:value-type="float">
            <text:p>0.8104401686</text:p>
          </table:table-cell>
          <table:table-cell table:formula="of:=[.K150]+[.L150]" office:value-type="float" office:value="1.80964431008774" calcext:value-type="float">
            <text:p>1.8096443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K151]*[.L151]" office:value-type="float" office:value="0.801461756462895" calcext:value-type="float">
            <text:p>0.8014617565</text:p>
          </table:table-cell>
          <table:table-cell table:formula="of:=[.K151]+[.L151]" office:value-type="float" office:value="1.80595643549666" calcext:value-type="float">
            <text:p>1.8059564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K152]*[.L152]" office:value-type="float" office:value="0.64496207619071" calcext:value-type="float">
            <text:p>0.6449620762</text:p>
          </table:table-cell>
          <table:table-cell table:formula="of:=[.K152]+[.L152]" office:value-type="float" office:value="1.66538250873044" calcext:value-type="float">
            <text:p>1.66538250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K153]*[.L153]" office:value-type="float" office:value="0.617629847252577" calcext:value-type="float">
            <text:p>0.6176298473</text:p>
          </table:table-cell>
          <table:table-cell table:formula="of:=[.K153]+[.L153]" office:value-type="float" office:value="1.63145613509608" calcext:value-type="float">
            <text:p>1.6314561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K154]*[.L154]" office:value-type="float" office:value="0.829711331465951" calcext:value-type="float">
            <text:p>0.8297113315</text:p>
          </table:table-cell>
          <table:table-cell table:formula="of:=[.K154]+[.L154]" office:value-type="float" office:value="1.82941319392242" calcext:value-type="float">
            <text:p>1.82941319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K155]*[.L155]" office:value-type="float" office:value="0.806676992328356" calcext:value-type="float">
            <text:p>0.8066769923</text:p>
          </table:table-cell>
          <table:table-cell table:formula="of:=[.K155]+[.L155]" office:value-type="float" office:value="1.80667331948243" calcext:value-type="float">
            <text:p>1.80667331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K156]*[.L156]" office:value-type="float" office:value="0.710043847629488" calcext:value-type="float">
            <text:p>0.7100438476</text:p>
          </table:table-cell>
          <table:table-cell table:formula="of:=[.K156]+[.L156]" office:value-type="float" office:value="1.72149921074267" calcext:value-type="float">
            <text:p>1.72149921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K157]*[.L157]" office:value-type="float" office:value="0.616489394031484" calcext:value-type="float">
            <text:p>0.616489394</text:p>
          </table:table-cell>
          <table:table-cell table:formula="of:=[.K157]+[.L157]" office:value-type="float" office:value="1.62210189205616" calcext:value-type="float">
            <text:p>1.6221018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K158]*[.L158]" office:value-type="float" office:value="0.64118514756913" calcext:value-type="float">
            <text:p>0.6411851476</text:p>
          </table:table-cell>
          <table:table-cell table:formula="of:=[.K158]+[.L158]" office:value-type="float" office:value="1.66515375083125" calcext:value-type="float">
            <text:p>1.6651537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K159]*[.L159]" office:value-type="float" office:value="0.461820871557564" calcext:value-type="float">
            <text:p>0.4618208716</text:p>
          </table:table-cell>
          <table:table-cell table:formula="of:=[.K159]+[.L159]" office:value-type="float" office:value="1.47496337203114" calcext:value-type="float">
            <text:p>1.4749633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K160]*[.L160]" office:value-type="float" office:value="0.667054073080346" calcext:value-type="float">
            <text:p>0.6670540731</text:p>
          </table:table-cell>
          <table:table-cell table:formula="of:=[.K160]+[.L160]" office:value-type="float" office:value="1.66853528059293" calcext:value-type="float">
            <text:p>1.6685352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K161]*[.L161]" office:value-type="float" office:value="0.646811349221871" calcext:value-type="float">
            <text:p>0.6468113492</text:p>
          </table:table-cell>
          <table:table-cell table:formula="of:=[.K161]+[.L161]" office:value-type="float" office:value="1.6245006228102" calcext:value-type="float">
            <text:p>1.62450062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K162]*[.L162]" office:value-type="float" office:value="0.774295379321406" calcext:value-type="float">
            <text:p>0.7742953793</text:p>
          </table:table-cell>
          <table:table-cell table:formula="of:=[.K162]+[.L162]" office:value-type="float" office:value="1.79111364055232" calcext:value-type="float">
            <text:p>1.79111364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K163]*[.L163]" office:value-type="float" office:value="0.404363355536249" calcext:value-type="float">
            <text:p>0.4043633555</text:p>
          </table:table-cell>
          <table:table-cell table:formula="of:=[.K163]+[.L163]" office:value-type="float" office:value="1.4333376580751" calcext:value-type="float">
            <text:p>1.43333765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style-name="ce4" table:formula="of:=CORREL([.B150:.B163];[.K150:.K163])" office:value-type="float" office:value="0.768231504547503" calcext:value-type="float">
            <text:p>0.7682315045</text:p>
          </table:table-cell>
          <table:table-cell table:formula="of:=CORREL([.B150:.B163];[.L150:.L163])" office:value-type="float" office:value="-0.481993923959094" calcext:value-type="float">
            <text:p>-0.481993924</text:p>
          </table:table-cell>
          <table:table-cell table:style-name="ce4" table:formula="of:=CORREL([.B150:.B163];[.M150:.M163])" office:value-type="float" office:value="0.715671008188575" calcext:value-type="float">
            <text:p>0.7156710082</text:p>
          </table:table-cell>
          <table:table-cell table:formula="of:=CORREL([.B150:.B163];[.N150:.N163])" office:value-type="float" office:value="0.686692506807671" calcext:value-type="float">
            <text:p>0.6866925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6:19:38.985240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15T17:12:18.959262904</dc:date>
    <meta:editing-duration>PT5H39M41S</meta:editing-duration>
    <meta:editing-cycles>47</meta:editing-cycles>
    <meta:generator>LibreOffice/4.2.8.2$Linux_X86_64 LibreOffice_project/420m0$Build-2</meta:generator>
    <meta:document-statistic meta:table-count="2" meta:cell-count="3703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53:aArS.B74 aArS.M53:aArS.M74" svg:x="0.32cm" svg:y="0.18cm" svg:width="15.36cm" svg:height="8.64cm">
          <chartooo:coordinate-region svg:x="1.047cm" svg:y="0.379cm" svg:width="13.90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ArS.B53:aArS.B74" chart:class="chart:line">
            <chart:data-point chart:repeated="22"/>
          </chart:series>
          <chart:series chart:attached-axis="secondary-y" chart:style-name="ch7" chart:values-cell-range-address="aArS.M53:aArS.M7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3:aArS.B74</svg:desc>
                </draw:g>
              </table:table-cell>
              <table:table-cell office:value-type="float" office:value="0.676353777471918">
                <text:p>0.676353777471918</text:p>
                <draw:g>
                  <svg:desc>aArS.M53:aArS.M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21cm" svg:height="5.806cm" xlink:href=".." xlink:type="simple" chart:class="chart:line" chart:style-name="ch1">
        <chart:plot-area chart:style-name="ch2" table:cell-range-address="aArS.B3:aArS.B14 aArS.M3:aArS.M14" svg:x="0.206cm" svg:y="0.116cm" svg:width="9.909cm" svg:height="5.574cm">
          <chartooo:coordinate-region svg:x="0.933cm" svg:y="0.315cm" svg:width="8.995cm" svg:height="4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:aArS.B14" chart:class="chart:line">
            <chart:data-point chart:repeated="12"/>
          </chart:series>
          <chart:series chart:style-name="ch6" chart:values-cell-range-address="aArS.M3:aArS.M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ArS.B3:aArS.B14</svg:desc>
                </draw:g>
              </table:table-cell>
              <table:table-cell office:value-type="float" office:value="0.502788350422342">
                <text:p>0.502788350422342</text:p>
                <draw:g>
                  <svg:desc>aArS.M3:aArS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1168814669397">
                <text:p>0.501168814669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5869275778015">
                <text:p>0.635869275778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97042704234052">
                <text:p>0.59704270423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84508617804763">
                <text:p>0.484508617804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34199090966642">
                <text:p>0.53419909096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00986251216497">
                <text:p>0.5009862512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8090795971665">
                <text:p>0.488090795971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14692342335679">
                <text:p>0.41469234233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47385630841748">
                <text:p>0.4738563084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67810410814337">
                <text:p>0.567810410814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06034914959709">
                <text:p>0.5060349149597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83cm" svg:height="5.334cm" xlink:href=".." xlink:type="simple" chart:class="chart:line" chart:style-name="ch1">
        <chart:plot-area chart:style-name="ch2" table:cell-range-address="aArS.B18:aArS.B28 aArS.M18:aArS.M28" svg:x="0.189cm" svg:y="0.106cm" svg:width="9.105cm" svg:height="5.122cm">
          <chartooo:coordinate-region svg:x="0.916cm" svg:y="0.305cm" svg:width="8.191cm" svg:height="4.2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8:aArS.B28" chart:class="chart:line">
            <chart:data-point chart:repeated="11"/>
          </chart:series>
          <chart:series chart:style-name="ch6" chart:values-cell-range-address="aArS.M18:aArS.M2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ArS.B18:aArS.B28</svg:desc>
                </draw:g>
              </table:table-cell>
              <table:table-cell office:value-type="float" office:value="0.688704225555131">
                <text:p>0.688704225555131</text:p>
                <draw:g>
                  <svg:desc>aArS.M18:aArS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638767948743671">
                <text:p>0.63876794874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73406329772147">
                <text:p>0.573406329772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7210752153695">
                <text:p>0.297210752153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9521988811746">
                <text:p>0.29952198881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0783550459905">
                <text:p>0.330783550459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3318211487074">
                <text:p>0.353318211487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6428597232759">
                <text:p>0.35642859723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568572179278">
                <text:p>0.32056857217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85359130389556">
                <text:p>0.58535913038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29513728950801">
                <text:p>0.429513728950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364cm" svg:height="3.58cm" xlink:href=".." xlink:type="simple" chart:class="chart:line" chart:style-name="ch1">
        <chart:plot-area chart:style-name="ch2" table:cell-range-address="aArS.B43:aArS.B49 aArS.M43:aArS.M49" svg:x="0.127cm" svg:y="0.071cm" svg:width="6.11cm" svg:height="3.438cm">
          <chartooo:coordinate-region svg:x="0.854cm" svg:y="0.27cm" svg:width="5.289cm" svg:height="2.5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43:aArS.B49" chart:class="chart:line">
            <chart:data-point chart:repeated="7"/>
          </chart:series>
          <chart:series chart:style-name="ch6" chart:values-cell-range-address="aArS.M43:aArS.M49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ArS.B43:aArS.B49</svg:desc>
                </draw:g>
              </table:table-cell>
              <table:table-cell office:value-type="float" office:value="0.629537574886329">
                <text:p>0.629537574886329</text:p>
                <draw:g>
                  <svg:desc>aArS.M43:aAr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53336322199806">
                <text:p>0.65333632219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703716203658963">
                <text:p>0.703716203658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82744886822672">
                <text:p>0.68274488682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462939616572">
                <text:p>0.667462939616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22622922636103">
                <text:p>0.522622922636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71039547851843">
                <text:p>0.7710395478518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57cm" svg:height="11.612cm" xlink:href=".." xlink:type="simple" chart:class="chart:line" chart:style-name="ch1">
        <chart:plot-area chart:style-name="ch2" table:cell-range-address="aArS.B78:aArS.B130 aArS.M78:aArS.M130" svg:x="0.425cm" svg:y="0.232cm" svg:width="20.407cm" svg:height="11.148cm">
          <chartooo:coordinate-region svg:x="1.152cm" svg:y="0.432cm" svg:width="19.493cm" svg:height="10.3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78:aArS.B130" chart:class="chart:line">
            <chart:data-point chart:repeated="53"/>
          </chart:series>
          <chart:series chart:style-name="ch6" chart:values-cell-range-address="aArS.M78:aArS.M130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ArS.B78:aArS.B130</svg:desc>
                </draw:g>
              </table:table-cell>
              <table:table-cell office:value-type="float" office:value="0.647051001152497">
                <text:p>0.647051001152497</text:p>
                <draw:g>
                  <svg:desc>aArS.M78:aArS.M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716608406393595">
                <text:p>0.716608406393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49320485055199">
                <text:p>0.749320485055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728065397090371">
                <text:p>0.728065397090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750632188596133">
                <text:p>0.75063218859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795651968652629">
                <text:p>0.795651968652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879662118258609">
                <text:p>0.879662118258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968995136679374">
                <text:p>0.96899513667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814357811827779">
                <text:p>0.814357811827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90427405646954">
                <text:p>0.79042740564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745569353978378">
                <text:p>0.74556935397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630660251766265">
                <text:p>0.630660251766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919610397893452">
                <text:p>0.91961039789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57456432087269">
                <text:p>0.85745643208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64732752372444">
                <text:p>0.864732752372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80326670964969">
                <text:p>0.880326670964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84242072382946">
                <text:p>0.84242072382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80401399594494">
                <text:p>0.88040139959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845749715257391">
                <text:p>0.845749715257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55741003787879">
                <text:p>0.755741003787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77331207593341">
                <text:p>0.77331207593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44390153034906">
                <text:p>0.744390153034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37204724409449">
                <text:p>0.737204724409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42177253138467">
                <text:p>0.742177253138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33520255940185">
                <text:p>0.733520255940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34646055088868">
                <text:p>0.734646055088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5867613101856">
                <text:p>0.735867613101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680413644281517">
                <text:p>0.680413644281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37710744036619">
                <text:p>0.737710744036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829052209282889">
                <text:p>0.829052209282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858321010123991">
                <text:p>0.85832101012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846889796449666">
                <text:p>0.846889796449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18645850123963">
                <text:p>0.818645850123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66517847292198">
                <text:p>0.766517847292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784792908798259">
                <text:p>0.784792908798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89303164699692">
                <text:p>0.789303164699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7898549082697">
                <text:p>0.7898549082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13018611410623">
                <text:p>0.8130186114106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53cm" svg:height="11.257cm" xlink:href=".." xlink:type="simple" chart:class="chart:line" chart:style-name="ch1">
        <chart:plot-area chart:style-name="ch2" table:cell-range-address="allAtten.B78:allAtten.B130 allAtten.I78:allAtten.I130 allAtten.K78:allAtten.K130" svg:x="0.427cm" svg:y="0.225cm" svg:width="20.499cm" svg:height="10.807cm">
          <chartooo:coordinate-region svg:x="1.154cm" svg:y="0.424cm" svg:width="19.585cm" svg:height="9.9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134:aArS.B146 aArS.M134:aArS.M146" svg:x="0.32cm" svg:y="0.18cm" svg:width="15.36cm" svg:height="8.64cm">
          <chartooo:coordinate-region svg:x="1.047cm" svg:y="0.38cm" svg:width="14.44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34:aArS.B146" chart:class="chart:line">
            <chart:data-point chart:repeated="13"/>
          </chart:series>
          <chart:series chart:style-name="ch6" chart:values-cell-range-address="aArS.M134:aArS.M146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ArS.B134:aArS.B146</svg:desc>
                </draw:g>
              </table:table-cell>
              <table:table-cell office:value-type="float" office:value="0.622853296745968">
                <text:p>0.622853296745968</text:p>
                <draw:g>
                  <svg:desc>aArS.M134:aArS.M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05279007192074">
                <text:p>0.60527900719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23012967413783">
                <text:p>0.62301296741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43446041946374">
                <text:p>0.643446041946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18547683566096">
                <text:p>0.71854768356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924543099346152">
                <text:p>0.924543099346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972303319734731">
                <text:p>0.972303319734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10865109226709">
                <text:p>0.71086510922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705187708876201">
                <text:p>0.705187708876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704946467256908">
                <text:p>0.704946467256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14114591576857">
                <text:p>0.714114591576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60153343961133">
                <text:p>0.560153343961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17655668719888">
                <text:p>0.61765566871988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34cm" svg:height="6.713cm" xlink:href=".." xlink:type="simple" chart:class="chart:line" chart:style-name="ch1">
        <chart:plot-area chart:style-name="ch2" table:cell-range-address="aArS.B150:aArS.B163 aArS.M150:aArS.M163" svg:x="0.238cm" svg:y="0.134cm" svg:width="11.458cm" svg:height="6.445cm">
          <chartooo:coordinate-region svg:x="0.965cm" svg:y="0.333cm" svg:width="10.544cm" svg:height="5.5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50:aArS.B163" chart:class="chart:line">
            <chart:data-point chart:repeated="14"/>
          </chart:series>
          <chart:series chart:style-name="ch6" chart:values-cell-range-address="aArS.M150:aArS.M163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ArS.B150:aArS.B163</svg:desc>
                </draw:g>
              </table:table-cell>
              <table:table-cell office:value-type="float" office:value="0.810440168644495">
                <text:p>0.810440168644495</text:p>
                <draw:g>
                  <svg:desc>aArS.M150:aArS.M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01461756462895">
                <text:p>0.80146175646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64496207619071">
                <text:p>0.6449620761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617629847252577">
                <text:p>0.617629847252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829711331465951">
                <text:p>0.829711331465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06676992328356">
                <text:p>0.80667699232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10043847629488">
                <text:p>0.71004384762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616489394031484">
                <text:p>0.61648939403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64118514756913">
                <text:p>0.64118514756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61820871557564">
                <text:p>0.461820871557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67054073080346">
                <text:p>0.667054073080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46811349221871">
                <text:p>0.646811349221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74295379321406">
                <text:p>0.77429537932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404363355536249">
                <text:p>0.4043633555362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59cm" svg:height="10.615cm" xlink:href=".." xlink:type="simple" chart:class="chart:line" chart:style-name="ch1">
        <chart:plot-area chart:style-name="ch2" table:cell-range-address="allAtten.B78:allAtten.B130 allAtten.I78:allAtten.I130 allAtten.K78:allAtten.K130" svg:x="0.383cm" svg:y="0.212cm" svg:width="18.393cm" svg:height="10.191cm">
          <chartooo:coordinate-region svg:x="1.11cm" svg:y="0.411cm" svg:width="17.479cm" svg:height="8.9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64cm" svg:height="3.974cm" xlink:href=".." xlink:type="simple" chart:class="chart:line" chart:style-name="ch1">
        <chart:plot-area chart:style-name="ch2" table:cell-range-address="aArS.B32:aArS.B39 aArS.M32:aArS.M39" svg:x="0.141cm" svg:y="0.079cm" svg:width="6.782cm" svg:height="3.816cm">
          <chartooo:coordinate-region svg:x="0.868cm" svg:y="0.278cm" svg:width="5.961cm" svg:height="2.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2:aArS.B39" chart:class="chart:line">
            <chart:data-point chart:repeated="8"/>
          </chart:series>
          <chart:series chart:style-name="ch6" chart:values-cell-range-address="aArS.M32:aArS.M3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ArS.B32:aArS.B39</svg:desc>
                </draw:g>
              </table:table-cell>
              <table:table-cell office:value-type="float" office:value="0.320301354351153">
                <text:p>0.320301354351153</text:p>
                <draw:g>
                  <svg:desc>aArS.M32:aArS.M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